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6.0pt"/>
    </style:style>
    <style:style style:name="P2" style:family="paragraph" style:parent-style-name="Standard">
      <style:paragraph-properties fo:text-align="end" fo:line-height="115%"/>
      <style:text-properties style:font-name="Times" fo:font-size="14.0pt"/>
    </style:style>
    <style:style style:name="P3" style:family="paragraph" style:parent-style-name="Standard">
      <style:paragraph-properties fo:line-height="115%"/>
      <style:text-properties style:font-name="Times" fo:font-size="14.0pt"/>
    </style:style>
    <style:style style:name="P4" style:family="paragraph" style:parent-style-name="Standard">
      <style:text-properties style:font-name="Times" fo:font-size="12.0pt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6" style:family="paragraph" style:parent-style-name="Standard">
      <style:text-properties style:font-name="Times" fo:font-size="12.0pt" fo:color="#7f7f7f"/>
    </style:style>
    <style:style style:name="P7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style:text-underline-style="solid"/>
    </style:style>
    <style:style style:name="T3" style:family="text">
      <style:text-properties fo:color="#000000"/>
    </style:style>
    <style:style style:name="T4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I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Követelmény specifikáció</text:span></text:p>
      <text:p text:style-name="P2"/>
      <text:p text:style-name="P3"><text:span text:style-name="T2">Webes alkalmazás fejlesztés</text:span></text:p>
      <text:p text:style-name="P4"><text:span text:style-name="T1"/></text:p>
      <text:p text:style-name="P4"><text:span text:style-name="T1">Név:<text:tab/></text:span></text:p>
      <text:p text:style-name="P4"><text:span text:style-name="T1">Telefon:</text:span></text:p>
      <text:p text:style-name="P4"><text:span text:style-name="T1">e-mail:</text:span></text:p>
      <text:p text:style-name="P4"><text:span text:style-name="T1"/></text:p>
      <text:list text:style-name="L1">
        <text:list-item>
          <text:p text:style-name="P5"><text:span text:style-name="T1">Projekt hivatkozási neve: </text:span>Online<text:span text:style-name="T1"><text:s/></text:span><text:span text:style-name="T3">Vevői kérdőív</text:span></text:p>
        </text:list-item>
      </text:list>
      <text:p text:style-name="P4"><text:span text:style-name="T1"/></text:p>
      <text:list text:style-name="L1">
        <text:list-item>
          <text:p text:style-name="P5"><text:span text:style-name="T1">Választott platform:<text:tab/>VueJs, Yii2 <text:s text:c="2"/></text:span></text:p>
        </text:list-item>
      </text:list>
      <text:p text:style-name="P6"><text:span text:style-name="T4"/></text:p>
      <text:p text:style-name="P4"><text:span text:style-name="T1"/></text:p>
      <text:list text:style-name="L1">
        <text:list-item>
          <text:p text:style-name="P5"><text:span text:style-name="T1">Alkalmazás rövid leírása: <text:line-break/></text:span>Az alkalmazás fő feladata a vevői értékelések gyűjtése, online webes csatornán. Jelenlegi alkalmazásnak nem célja az offline értékelések digitalizálása és gyűjtése. Az alkalmazás képes a cég ügyfeleinek értékeléseit begyűjteni majd segít kiértékelni a cég alkalmazottainak. Szükséges viszont, hogy platform független legyen, a több területről érkező megrendelők miatt.</text:p>
        </text:list-item>
      </text:list>
      <text:p text:style-name="P6"><text:span text:style-name="T4"/></text:p>
      <text:p text:style-name="P4"><text:span text:style-name="T1"/></text:p>
      <text:list text:style-name="L1">
        <text:list-item>
          <text:p text:style-name="P5"><text:span text:style-name="T1">Funkcionális követelmények:<text:line-break/></text:span>Kérdőív kérdéseit egyszer elég összeállítani (statikus) (max évi 2 módosítás lehet).<text:line-break/>A kitöltött kérdőívek mentése a cél, valamint a mentett adatok megjelenítése (akár plain textben is elég)<text:line-break/>Az adminisztrátornak szükséges felhasználónév és jelszó, valamint ezen adatok módosítása. <text:line-break/>Az adminisztrátor nem módosíthat a beküldött adatokon.<text:line-break/>Több felhasználó (adminisztrátor) kezelése.</text:p>
        </text:list-item>
      </text:list>
      <text:p text:style-name="P7"><text:span text:style-name="T1"><text:tab/><text:tab/></text:span>Válaszadásnál legyen lehetőség szabad szavas, igen/nem és szubjektív állásfoglalás mértékének (Egyáltalán nem - teljesen igen) )megadására.</text:p>
      <text:p text:style-name="P6"><text:span text:style-name="T4"/></text:p>
      <text:p text:style-name="P4"><text:span text:style-name="T1"/></text:p>
      <text:list text:style-name="L1">
        <text:list-item>
          <text:p text:style-name="P5"><text:span text:style-name="T1">Nem funkcionális követelmények:<text:line-break/></text:span><text:s/>A kiértékelés automatizálás nem cél. Nem cél ugyanúgy megjeleníteni a kérdőívet ahogy kitöltésre került.</text:p>
        </text:list-item>
      </text:list>
      <text:p text:style-name="P6"><text:span text:style-name="T4"/></text:p>
      <text:p text:style-name="P6"/>
      <text:list text:style-name="L1">
        <text:list-item>
          <text:p text:style-name="P5"><text:span text:style-name="T1">Felhasználói követelmények:</text:span></text:p>
        </text:list-item>
      </text:list>
      <text:p text:style-name="P6"><text:span text:style-name="T4"/></text:p>
      <text:p text:style-name="P6"/>
      <text:list text:style-name="L1">
        <text:list-item>
          <text:p text:style-name="P5"><text:span text:style-name="T1">Rendszer követelmények: <text:line-break/></text:span>Bármilyen böngésző (kivétel IE 8 és alatta)</text:p>
        </text:list-item>
      </text:list>
      <text:p text:style-name="P6"><text:span text:style-name="T4"/></text:p>
      <text:p text:style-name="P6"/>
      <text:list text:style-name="L1">
        <text:list-item>
          <text:p text:style-name="P5"><text:span text:style-name="T1">Biztonsági megkötések: <text:line-break/></text:span>Az alkalmazás biztonságos protokollon keresztül lehet elérhető ami minimum TLS1.0 vagyis HTTPS protokollt jelent.</text:p>
        </text:list-item>
      </text:list>
      <text:p text:style-name="P6"><text:span text:style-name="T4"/></text:p>
      <text:p text:style-name="P6"><text:span text:style-name="T4"/></text:p>
      <text:list text:style-name="L1">
        <text:list-item>
          <text:p text:style-name="P5"><text:span text:style-name="T1">Képernyőképek- tervek:</text:span></text:p>
        </text:list-item>
      </text:list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4</meta:generator>
    <dc:title>Követelmény specifikáció sablon</dc:title>
    <dc:subject>követelmény specifikáció</dc:subject>
    <meta:initial-creator>Horváth Zoltán</meta:initial-creator>
    <meta:keyword>alkalmazás</meta:keyword>
    <meta:keyword>fejlesztés</meta:keyword>
  </office:meta>
</office:document-meta>
</file>